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E2000003DE31D367FE.png" manifest:media-type="image/png"/>
  <manifest:file-entry manifest:full-path="Pictures/1000000100000079000001FEEB66FCE0.png" manifest:media-type="image/png"/>
  <manifest:file-entry manifest:full-path="Pictures/10000001000003E9000003EAE73F87A7.png" manifest:media-type="image/png"/>
  <manifest:file-entry manifest:full-path="Pictures/100000010000007C000002020352F660.png" manifest:media-type="image/png"/>
  <manifest:file-entry manifest:full-path="Pictures/10000001000003E8000003E89D85427D.png" manifest:media-type="image/png"/>
  <manifest:file-entry manifest:full-path="Pictures/100000010000006A00000202A16A6966.png" manifest:media-type="image/png"/>
  <manifest:file-entry manifest:full-path="Pictures/1000000100000075000001F8932D3A5A.png" manifest:media-type="image/png"/>
  <manifest:file-entry manifest:full-path="Pictures/10000001000003E8000003E780551C6A.png" manifest:media-type="image/png"/>
  <manifest:file-entry manifest:full-path="Pictures/10000001000003E8000003E5ED89ACB8.png" manifest:media-type="image/png"/>
  <manifest:file-entry manifest:full-path="Pictures/10000001000003DF000003DEEB8632FE.png" manifest:media-type="image/png"/>
  <manifest:file-entry manifest:full-path="Pictures/10000001000003E1000003DFBEFCDE2D.png" manifest:media-type="image/png"/>
  <manifest:file-entry manifest:full-path="Pictures/100000010000038700000386D0FEAA0C.png" manifest:media-type="image/png"/>
  <manifest:file-entry manifest:full-path="Pictures/10000001000003EA000003E906534FBD.png" manifest:media-type="image/png"/>
  <manifest:file-entry manifest:full-path="Pictures/1000000100000388000003864EEA3CBA.png" manifest:media-type="image/png"/>
  <manifest:file-entry manifest:full-path="Pictures/10000001000003E9000003EA3132B097.png" manifest:media-type="image/png"/>
  <manifest:file-entry manifest:full-path="Pictures/10000001000003C4000003C378ED087E.png" manifest:media-type="image/png"/>
  <manifest:file-entry manifest:full-path="Pictures/10000001000003C2000003C45D446383.png" manifest:media-type="image/png"/>
  <manifest:file-entry manifest:full-path="Pictures/1000000100000612000002FC49C1B59E.png" manifest:media-type="image/png"/>
  <manifest:file-entry manifest:full-path="Pictures/10000001000006E8000003374A5FE86A.png" manifest:media-type="image/png"/>
  <manifest:file-entry manifest:full-path="Pictures/100000010000042A0000023D24DB8771.png" manifest:media-type="image/png"/>
  <manifest:file-entry manifest:full-path="Pictures/100000000000074800000390B6A7FBE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Standard-title">
      <style:graphic-properties fo:min-height="2.629cm" loext:decorative="false"/>
      <style:paragraph-properties style:writing-mode="lr-tb"/>
    </style:style>
    <style:style style:name="pr2" style:family="presentation" style:parent-style-name="Standard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Standard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Standard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5cm" svg:height="15cm" svg:x="2.5cm" svg:y="0.5cm">
          <draw:image xlink:href="Pictures/1000000100000079000001FEEB66FCE0.png" xlink:type="simple" xlink:show="embed" xlink:actuate="onLoad" draw:mime-type="image/png">
            <text:p/>
          </draw:image>
        </draw:frame>
        <draw:frame draw:style-name="gr1" draw:text-style-name="P2" draw:layer="layout" svg:width="5cm" svg:height="15cm" draw:transform="skewX (-0.000349065850398866) rotate (-0.000349065850399089) translate (8cm 0.5cm)">
          <draw:image xlink:href="Pictures/100000010000007C000002020352F660.png" xlink:type="simple" xlink:show="embed" xlink:actuate="onLoad" draw:mime-type="image/png">
            <text:p/>
          </draw:image>
        </draw:frame>
        <draw:frame draw:style-name="gr1" draw:text-style-name="P2" draw:layer="layout" svg:width="5cm" svg:height="15cm" svg:x="13.5cm" svg:y="0.5cm">
          <draw:image xlink:href="Pictures/100000010000006A00000202A16A6966.png" xlink:type="simple" xlink:show="embed" xlink:actuate="onLoad" draw:mime-type="image/png">
            <text:p/>
          </draw:image>
        </draw:frame>
        <draw:frame draw:style-name="gr1" draw:text-style-name="P2" draw:layer="layout" svg:width="5cm" svg:height="15.086cm" svg:x="19cm" svg:y="0.414cm">
          <draw:image xlink:href="Pictures/1000000100000075000001F8932D3A5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1" draw:text-style-name="P2" draw:layer="layout" svg:width="8.5cm" svg:height="8.509cm" svg:x="0.5cm" svg:y="3.991cm">
          <draw:image xlink:href="Pictures/10000001000003E9000003EAE73F87A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1" draw:text-style-name="P2" draw:layer="layout" svg:width="8.5cm" svg:height="8.509cm" svg:x="0.5cm" svg:y="3.991cm">
          <draw:image xlink:href="Pictures/10000001000003E9000003EAE73F87A7.png" xlink:type="simple" xlink:show="embed" xlink:actuate="onLoad" draw:mime-type="image/png">
            <text:p/>
          </draw:image>
        </draw:frame>
        <draw:frame draw:style-name="gr1" draw:text-style-name="P2" draw:layer="layout" svg:width="8.508cm" svg:height="8.5cm" svg:x="9.492cm" svg:y="4cm">
          <draw:image xlink:href="Pictures/10000001000003E8000003E780551C6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1" draw:text-style-name="P2" draw:layer="layout" svg:width="8.5cm" svg:height="8.509cm" svg:x="0.5cm" svg:y="3.991cm">
          <draw:image xlink:href="Pictures/10000001000003E9000003EAE73F87A7.png" xlink:type="simple" xlink:show="embed" xlink:actuate="onLoad" draw:mime-type="image/png">
            <text:p/>
          </draw:image>
        </draw:frame>
        <draw:frame draw:style-name="gr1" draw:text-style-name="P2" draw:layer="layout" svg:width="8.508cm" svg:height="8.5cm" svg:x="9.492cm" svg:y="4cm">
          <draw:image xlink:href="Pictures/10000001000003E8000003E780551C6A.png" xlink:type="simple" xlink:show="embed" xlink:actuate="onLoad" draw:mime-type="image/png">
            <text:p/>
          </draw:image>
        </draw:frame>
        <draw:frame draw:style-name="gr1" draw:text-style-name="P2" draw:layer="layout" svg:width="8.5cm" svg:height="8.474cm" svg:x="18.5cm" svg:y="4.026cm">
          <draw:image xlink:href="Pictures/10000001000003E8000003E5ED89ACB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8.75cm" svg:height="8.743cm" svg:x="0.25cm" svg:y="3.257cm">
          <draw:image xlink:href="Pictures/10000001000003DF000003DEEB8632FE.png" xlink:type="simple" xlink:show="embed" xlink:actuate="onLoad" draw:mime-type="image/png">
            <text:p/>
          </draw:image>
        </draw:frame>
        <draw:frame draw:style-name="gr1" draw:text-style-name="P2" draw:layer="layout" svg:width="8.778cm" svg:height="8.743cm" svg:x="9.5cm" svg:y="3.257cm">
          <draw:image xlink:href="Pictures/10000001000003E2000003DE31D367FE.png" xlink:type="simple" xlink:show="embed" xlink:actuate="onLoad" draw:mime-type="image/png">
            <text:p/>
          </draw:image>
        </draw:frame>
        <draw:frame draw:style-name="gr1" draw:text-style-name="P2" draw:layer="layout" svg:width="8.76cm" svg:height="8.743cm" svg:x="18.74cm" svg:y="3.257cm">
          <draw:image xlink:href="Pictures/10000001000003E1000003DFBEFCDE2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5cm" svg:y="3.866cm" presentation:class="outline" presentation:placeholder="true" presentation:user-transformed="true">
          <draw:text-box/>
        </draw:frame>
        <draw:frame draw:style-name="gr1" draw:text-style-name="P2" draw:layer="layout" svg:width="12.014cm" svg:height="12cm" svg:x="0.986cm" svg:y="2cm">
          <draw:image xlink:href="Pictures/100000010000038700000386D0FEAA0C.png" xlink:type="simple" xlink:show="embed" xlink:actuate="onLoad" draw:mime-type="image/png">
            <text:p/>
          </draw:image>
        </draw:frame>
        <draw:frame draw:style-name="gr1" draw:text-style-name="P2" draw:layer="layout" svg:width="12cm" svg:height="11.975cm" svg:x="14.5cm" svg:y="2.025cm">
          <draw:image xlink:href="Pictures/1000000100000388000003864EEA3CB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12.482cm" svg:height="12.47cm" svg:x="0.518cm" svg:y="2.029cm">
          <draw:image xlink:href="Pictures/10000001000003EA000003E906534FBD.png" xlink:type="simple" xlink:show="embed" xlink:actuate="onLoad" draw:mime-type="image/png">
            <text:p/>
          </draw:image>
        </draw:frame>
        <draw:frame draw:style-name="gr1" draw:text-style-name="P2" draw:layer="layout" svg:width="12.487cm" svg:height="12.5cm" svg:x="14.334cm" svg:y="2cm">
          <draw:image xlink:href="Pictures/10000001000003E9000003EA3132B09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7cm" svg:height="6.979cm" svg:x="1.4cm" svg:y="8.5cm">
          <draw:image xlink:href="Pictures/10000001000003E8000003E5ED89ACB8.png" xlink:type="simple" xlink:show="embed" xlink:actuate="onLoad" draw:mime-type="image/png">
            <text:p/>
          </draw:image>
        </draw:frame>
        <draw:frame draw:style-name="gr1" draw:text-style-name="P2" draw:layer="layout" svg:width="6.985cm" svg:height="7cm" svg:x="9.999cm" svg:y="0.5cm">
          <draw:image xlink:href="Pictures/10000001000003C2000003C45D446383.png" xlink:type="simple" xlink:show="embed" xlink:actuate="onLoad" draw:mime-type="image/png">
            <text:p/>
          </draw:image>
        </draw:frame>
        <draw:frame draw:style-name="gr1" draw:text-style-name="P2" draw:layer="layout" svg:width="7cm" svg:height="7cm" svg:x="1.4cm" svg:y="0.5cm">
          <draw:image xlink:href="Pictures/10000001000003E8000003E89D85427D.png" xlink:type="simple" xlink:show="embed" xlink:actuate="onLoad" draw:mime-type="image/png">
            <text:p/>
          </draw:image>
        </draw:frame>
        <draw:frame draw:style-name="gr1" draw:text-style-name="P2" draw:layer="layout" svg:width="7.007cm" svg:height="7cm" svg:x="9.993cm" svg:y="8.5cm">
          <draw:image xlink:href="Pictures/10000001000003C4000003C378ED087E.png" xlink:type="simple" xlink:show="embed" xlink:actuate="onLoad" draw:mime-type="image/png">
            <text:p/>
          </draw:image>
        </draw:frame>
        <draw:frame draw:style-name="gr1" draw:text-style-name="P2" draw:layer="layout" svg:width="7.509cm" svg:height="7.5cm" svg:x="18.5cm" svg:y="0.5cm">
          <draw:image xlink:href="Pictures/100000010000038700000386D0FEAA0C.png" xlink:type="simple" xlink:show="embed" xlink:actuate="onLoad" draw:mime-type="image/png">
            <text:p/>
          </draw:image>
        </draw:frame>
        <draw:frame draw:style-name="gr1" draw:text-style-name="P2" draw:layer="layout" svg:width="7.173cm" svg:height="7.158cm" svg:x="18.5cm" svg:y="8.342cm">
          <draw:image xlink:href="Pictures/1000000100000388000003864EEA3CB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27.999cm" svg:height="13.764cm" svg:x="0cm" svg:y="1.236cm">
          <draw:image xlink:href="Pictures/1000000100000612000002FC49C1B59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27.999cm" svg:height="13.033cm" svg:x="0.046cm" svg:y="2.563cm">
          <draw:image xlink:href="Pictures/10000001000006E8000003374A5FE86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3" draw:text-style-name="P3" draw:layer="layout" svg:width="25.199cm" svg:height="11.5cm" svg:x="1.4cm" svg:y="2cm">
          <draw:image xlink:href="Pictures/100000010000042A0000023D24DB877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3" draw:text-style-name="P3" draw:layer="layout" svg:width="28cm" svg:height="17.5cm" svg:x="0cm" svg:y="-1cm">
          <draw:image xlink:href="Pictures/100000000000074800000390B6A7FBE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4-12T15:55:44.511243900</meta:creation-date>
    <dc:date>2025-04-14T16:51:05.715978000</dc:date>
    <meta:editing-duration>PT1H53M41S</meta:editing-duration>
    <meta:editing-cycles>9</meta:editing-cycles>
    <meta:generator>LibreOffice/25.2.1.2$Windows_X86_64 LibreOffice_project/d3abf4aee5fd705e4a92bba33a32f40bc4e56f49</meta:generator>
    <meta:document-statistic meta:object-count="94"/>
  </office:meta>
</office:document-meta>
</file>